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</style:style>
    <style:style style:name="ce3" style:family="table-cell" style:parent-style-name="Default" style:data-style-name="N0"/>
    <style:style style:name="ce4" style:family="table-cell" style:parent-style-name="Default" style:data-style-name="N19"/>
    <style:style style:name="co1" style:family="table-column">
      <style:table-column-properties fo:break-before="auto" style:column-width="1.00541666666667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3.70416666666667cm" style:use-optimal-column-width="true"/>
    </style:style>
    <style:style style:name="co5" style:family="table-column">
      <style:table-column-properties fo:break-before="auto" style:column-width="5.953125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3.54541666666667cm" style:use-optimal-column-width="true"/>
    </style:style>
    <style:style style:name="co9" style:family="table-column">
      <style:table-column-properties fo:break-before="auto" style:column-width="8.20208333333333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ry_(4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MI</text:p>
          </table:table-cell>
          <table:table-cell office:value-type="string" table:style-name="ce1">
            <text:p>Apelacion</text:p>
          </table:table-cell>
          <table:table-cell office:value-type="string" table:style-name="ce1">
            <text:p>Receta</text:p>
          </table:table-cell>
          <table:table-cell office:value-type="string" table:style-name="ce1">
            <text:p>Temperatura caida</text:p>
          </table:table-cell>
          <table:table-cell office:value-type="string" table:style-name="ce1">
            <text:p>Media de la calificación (Tmi-Tr)</text:p>
          </table:table-cell>
          <table:table-cell office:value-type="string" table:style-name="ce1">
            <text:p>Fecha de la calificacion</text:p>
          </table:table-cell>
          <table:table-cell office:value-type="string" table:style-name="ce1">
            <text:p>Operario</text:p>
          </table:table-cell>
          <table:table-cell office:value-type="string" table:style-name="ce1">
            <text:p>Tipo de elemento</text:p>
          </table:table-cell>
          <table:table-cell office:value-type="string" table:style-name="ce1">
            <text:p>Ruta de acceso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10</text:p>
          </table:table-cell>
          <table:table-cell office:value-type="string" table:style-name="ce2">
            <text:p>24680X05</text:p>
          </table:table-cell>
          <table:table-cell office:value-type="string" table:style-name="ce2">
            <text:p>010332Z10</text:p>
          </table:table-cell>
          <table:table-cell office:value-type="float" office:value="151" table:style-name="ce3">
            <text:p>151</text:p>
          </table:table-cell>
          <table:table-cell office:value-type="float" office:value="-0.4" table:style-name="ce3">
            <text:p>-0,4</text:p>
          </table:table-cell>
          <table:table-cell office:value-type="date" office:date-value="2021-08-17T00:00:00" table:style-name="ce4">
            <text:p>17/08/2021</text:p>
          </table:table-cell>
          <table:table-cell office:value-type="string" table:style-name="ce2">
            <text:p>Bravo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VQM temperatura M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20</text:p>
          </table:table-cell>
          <table:table-cell office:value-type="string" table:style-name="ce2">
            <text:p>16269X32</text:p>
          </table:table-cell>
          <table:table-cell office:value-type="string" table:style-name="ce2">
            <text:p>021970Z06</text:p>
          </table:table-cell>
          <table:table-cell office:value-type="float" office:value="160" table:style-name="ce3">
            <text:p>160</text:p>
          </table:table-cell>
          <table:table-cell office:value-type="float" office:value="-1" table:style-name="ce3">
            <text:p>-1</text:p>
          </table:table-cell>
          <table:table-cell office:value-type="date" office:date-value="2023-12-11T00:00:00" table:style-name="ce4">
            <text:p>11/12/2023</text:p>
          </table:table-cell>
          <table:table-cell office:value-type="string" table:style-name="ce2">
            <text:p>Iñigo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VQM temperatura M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30</text:p>
          </table:table-cell>
          <table:table-cell office:value-type="string" table:style-name="ce2">
            <text:p>19940X13</text:p>
          </table:table-cell>
          <table:table-cell office:value-type="string" table:style-name="ce2">
            <text:p>037663Z01</text:p>
          </table:table-cell>
          <table:table-cell office:value-type="float" office:value="166" table:style-name="ce3">
            <text:p>166</text:p>
          </table:table-cell>
          <table:table-cell office:value-type="float" office:value="11" table:style-name="ce3">
            <text:p>11</text:p>
          </table:table-cell>
          <table:table-cell office:value-type="date" office:date-value="2023-06-20T00:00:00" table:style-name="ce4">
            <text:p>20/06/2023</text:p>
          </table:table-cell>
          <table:table-cell office:value-type="string" table:style-name="ce2">
            <text:p>Carlos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VQM temperatura MI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40</text:p>
          </table:table-cell>
          <table:table-cell office:value-type="string" table:style-name="ce2">
            <text:p>22180X04</text:p>
          </table:table-cell>
          <table:table-cell office:value-type="string" table:style-name="ce2">
            <text:p>040509Z01</text:p>
          </table:table-cell>
          <table:table-cell office:value-type="float" office:value="158" table:style-name="ce3">
            <text:p>158</text:p>
          </table:table-cell>
          <table:table-cell office:value-type="float" office:value="14.8" table:style-name="ce3">
            <text:p>14,8</text:p>
          </table:table-cell>
          <table:table-cell office:value-type="date" office:date-value="2023-12-13T00:00:00" table:style-name="ce4">
            <text:p>13/12/2023</text:p>
          </table:table-cell>
          <table:table-cell office:value-type="string" table:style-name="ce2">
            <text:p>Alfonso</text:p>
          </table:table-cell>
          <table:table-cell office:value-type="string" table:style-name="ce2">
            <text:p>Elemento</text:p>
          </table:table-cell>
          <table:table-cell office:value-type="string" table:style-name="ce2">
            <text:p>sites/VQMZ-VIT/Lists/Datos VQM temperatura MI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query_(4).A1:query_(4).I5" table:name="Tabla_query__4" table:display-filter-buttons="true" table:on-update-keep-size="false" table:on-update-keep-styles="true" table:refresh-delay="false">
          <table:database-source-table table:database-name="Provider=Microsoft.Office.List.OLEDB.2.0;Data Source=&quot;&quot;;ApplicationName=Excel;Version=12.0.0.0" table:database-table-name="&lt;LIST&gt;&lt;VIEWGUID&gt;713B471D-40F1-4755-90CF-00BA652FD3CB&lt;/VIEWGUID&gt;&lt;LISTNAME&gt;e1d4d30c-b5eb-46c6-abbf-70a7a3625a4d&lt;/LISTNAME&gt;&lt;LISTWEB&gt;https://michelingroup.sharepoint.com/sites/VQMZ-VIT/_vti_bin&lt;/LISTWEB&gt;&lt;LISTSUBWEB&gt;&lt;/LISTSUBWEB&gt;&lt;ROOTFOLDER&gt;&lt;/ROOTFOLDER&gt;&lt;/LIST&gt;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_50_0_37__32_-_32__201_nfasis1" style:display-name="20% - Énfasis1" style:family="table-cell" style:data-style-name="N0">
      <style:table-cell-properties fo:background-color="#C0E6F5"/>
    </style:style>
    <style:style style:name="_50_0_37__32_-_32__201_nfasis2" style:display-name="20% - Énfasis2" style:family="table-cell" style:data-style-name="N0">
      <style:table-cell-properties fo:background-color="#FBE2D5"/>
    </style:style>
    <style:style style:name="_50_0_37__32_-_32__201_nfasis3" style:display-name="20% - Énfasis3" style:family="table-cell" style:data-style-name="N0">
      <style:table-cell-properties fo:background-color="#C1F0C8"/>
    </style:style>
    <style:style style:name="_50_0_37__32_-_32__201_nfasis4" style:display-name="20% - Énfasis4" style:family="table-cell" style:data-style-name="N0">
      <style:table-cell-properties fo:background-color="#CAEDFB"/>
    </style:style>
    <style:style style:name="_50_0_37__32_-_32__201_nfasis5" style:display-name="20% - Énfasis5" style:family="table-cell" style:data-style-name="N0">
      <style:table-cell-properties fo:background-color="#F2CEEF"/>
    </style:style>
    <style:style style:name="_50_0_37__32_-_32__201_nfasis6" style:display-name="20% - Énfasis6" style:family="table-cell" style:data-style-name="N0">
      <style:table-cell-properties fo:background-color="#DAF2D0"/>
    </style:style>
    <style:style style:name="_52_0_37__32_-_32__201_nfasis1" style:display-name="40% - Énfasis1" style:family="table-cell" style:data-style-name="N0">
      <style:table-cell-properties fo:background-color="#83CCEB"/>
    </style:style>
    <style:style style:name="_52_0_37__32_-_32__201_nfasis2" style:display-name="40% - Énfasis2" style:family="table-cell" style:data-style-name="N0">
      <style:table-cell-properties fo:background-color="#F7C7AC"/>
    </style:style>
    <style:style style:name="_52_0_37__32_-_32__201_nfasis3" style:display-name="40% - Énfasis3" style:family="table-cell" style:data-style-name="N0">
      <style:table-cell-properties fo:background-color="#83E28E"/>
    </style:style>
    <style:style style:name="_52_0_37__32_-_32__201_nfasis4" style:display-name="40% - Énfasis4" style:family="table-cell" style:data-style-name="N0">
      <style:table-cell-properties fo:background-color="#94DCF8"/>
    </style:style>
    <style:style style:name="_52_0_37__32_-_32__201_nfasis5" style:display-name="40% - Énfasis5" style:family="table-cell" style:data-style-name="N0">
      <style:table-cell-properties fo:background-color="#E49EDD"/>
    </style:style>
    <style:style style:name="_52_0_37__32_-_32__201_nfasis6" style:display-name="40% - Énfasis6" style:family="table-cell" style:data-style-name="N0">
      <style:table-cell-properties fo:background-color="#B5E6A2"/>
    </style:style>
    <style:style style:name="_54_0_37__32_-_32__201_nfasis1" style:display-name="60% - Énfasis1" style:family="table-cell" style:data-style-name="N0">
      <style:table-cell-properties fo:background-color="#44B3E1"/>
    </style:style>
    <style:style style:name="_54_0_37__32_-_32__201_nfasis2" style:display-name="60% - Énfasis2" style:family="table-cell" style:data-style-name="N0">
      <style:table-cell-properties fo:background-color="#F1A983"/>
    </style:style>
    <style:style style:name="_54_0_37__32_-_32__201_nfasis3" style:display-name="60% - Énfasis3" style:family="table-cell" style:data-style-name="N0">
      <style:table-cell-properties fo:background-color="#47D359"/>
    </style:style>
    <style:style style:name="_54_0_37__32_-_32__201_nfasis4" style:display-name="60% - Énfasis4" style:family="table-cell" style:data-style-name="N0">
      <style:table-cell-properties fo:background-color="#61CBF3"/>
    </style:style>
    <style:style style:name="_54_0_37__32_-_32__201_nfasis5" style:display-name="60% - Énfasis5" style:family="table-cell" style:data-style-name="N0">
      <style:table-cell-properties fo:background-color="#D86DCD"/>
    </style:style>
    <style:style style:name="_54_0_37__32_-_32__201_nfasis6" style:display-name="60% - Énfasis6" style:family="table-cell" style:data-style-name="N0">
      <style:table-cell-properties fo:background-color="#8ED973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0E2841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156082"/>
      <style:text-properties fo:color="#FFFFFF"/>
    </style:style>
    <style:style style:name="_201_nfasis2" style:display-name="Énfasis2" style:family="table-cell" style:data-style-name="N0">
      <style:table-cell-properties fo:background-color="#E97132"/>
      <style:text-properties fo:color="#FFFFFF"/>
    </style:style>
    <style:style style:name="_201_nfasis3" style:display-name="Énfasis3" style:family="table-cell" style:data-style-name="N0">
      <style:table-cell-properties fo:background-color="#196B24"/>
      <style:text-properties fo:color="#FFFFFF"/>
    </style:style>
    <style:style style:name="_201_nfasis4" style:display-name="Énfasis4" style:family="table-cell" style:data-style-name="N0">
      <style:table-cell-properties fo:background-color="#0F9ED5"/>
      <style:text-properties fo:color="#FFFFFF"/>
    </style:style>
    <style:style style:name="_201_nfasis5" style:display-name="Énfasis5" style:family="table-cell" style:data-style-name="N0">
      <style:table-cell-properties fo:background-color="#A02B93"/>
      <style:text-properties fo:color="#FFFFFF"/>
    </style:style>
    <style:style style:name="_201_nfasis6" style:display-name="Énfasis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Alex Cue-Ruiz</dc:creator>
    <meta:creation-date>2025-02-19T11:12:52Z</meta:creation-date>
    <dc:date>2025-02-19T11:12:52Z</dc:date>
  </office:meta>
</office:document-meta>
</file>